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6G Communication</text:p>
      <text:p text:style-name="Normal">Dual Band Antenna(Concentric circular ring for LTE Band-40 and the 5G mid-band)</text:p>
      <text:p text:style-name="Normal">WiMAX</text:p>
      <text:p text:style-name="Normal">Details</text:p>
      <text:p text:style-name="Normal">-Inverted L-shaped slot</text:p>
      <text:p text:style-name="Normal">-U-shaped floor plane</text:p>
      <text:p text:style-name="Normal">-Dual vertical grounding connection</text:p>
      <text:p text:style-name="Normal">Band Details</text:p>
      <text:p text:style-name="Normal">GSM-180, 4G LTE and 4G LTE</text:p>
      <text:p text:style-name="Normal">3 connected concentric semi-circular rings(GSCR)</text:p>
      <text:p text:style-name="Normal">Wireless Body Area Network(WBAN)</text:p>
      <text:p text:style-name="Normal"/>
      <text:p text:style-name="Normal"/>
      <text:p text:style-name="Normal"><text:s/>The innovative points of the antenna include (1) Using flexible liquid crystal polymer (LCP) dielectric substrate, which has important research value in the conformal wireless applications. (2) The feeding of CPW is easy to integrate into the circuit. (3) The 4-port MIMO antenna has high isolation better than 25 dB and low ECC less than 0.01, and the flexible antenna can operate at bending states. (4) Coverage of three bands 5G<text:s/>N77/78(3.3–4.2 GHz), WIFI 6/6E (5.15–5.83 GHz, 5.925–7.125 GHz) and X-band (8.5–10.68 GHz) satellite communication, which is suitable in the field of 5G and future 6G applications.</text:p>
      <text:p text:style-name="Normal"/>
      <text:p text:style-name="Normal">The antenna element is fabricated on a flexible LCP substrate, which has a relative dielectric constant of 2.9, a loss tangent of 0.002, and a thickness of 0.1 mm. The antenna’s overall dimensions are 30*22*0.1 mm3 and the rest of the structure dimens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rnard Essel</meta:initial-creator>
    <dc:creator>Bernard Essel</dc:creator>
    <meta:creation-date>2025-02-12T13:02:00Z</meta:creation-date>
    <dc:date>2025-02-12T14:33:00Z</dc:date>
    <meta:template xlink:href="Normal" xlink:type="simple"/>
    <meta:editing-cycles>1</meta:editing-cycles>
    <meta:editing-duration>PT5460S</meta:editing-duration>
    <meta:document-statistic meta:page-count="1" meta:paragraph-count="2" meta:word-count="177" meta:character-count="1187" meta:row-count="8" meta:non-whitespace-character-count="1012"/>
  </office:meta>
</office:document-meta>
</file>